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Zar" fo:font-size="22pt" officeooo:rsid="000c85c4" officeooo:paragraph-rsid="000c85c4" style:font-size-asian="19.25pt" style:font-name-complex="B Zar" style:font-size-complex="22pt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Zar" fo:font-size="22pt" fo:font-weight="bold" officeooo:rsid="000c85c4" officeooo:paragraph-rsid="000c85c4" style:font-size-asian="19.25pt" style:font-weight-asian="bold" style:font-name-complex="B Zar" style:font-size-complex="22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Zar" fo:font-size="22pt" fo:font-weight="normal" officeooo:rsid="000d8175" officeooo:paragraph-rsid="000d8175" style:font-size-asian="19.25pt" style:font-weight-asian="normal" style:font-name-complex="B Zar" style:font-size-complex="22pt" style:font-weight-complex="normal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B Zar" fo:font-size="22pt" fo:font-weight="normal" officeooo:rsid="000d8175" officeooo:paragraph-rsid="000d8175" style:font-size-asian="19.25pt" style:font-weight-asian="normal" style:font-name-complex="B Zar" style:font-size-complex="22pt" style:font-weight-complex="normal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B Zar" fo:font-size="22pt" fo:font-weight="normal" officeooo:rsid="000e1403" officeooo:paragraph-rsid="000e1403" style:font-size-asian="19.25pt" style:font-weight-asian="normal" style:font-name-complex="B Zar" style:font-size-complex="2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4366in" style:auto-text-indent="false" style:page-number="auto" fo:background-color="transparent" style:writing-mode="rl-tb"/>
      <style:text-properties style:font-name="B Zar" fo:font-size="22pt" fo:font-weight="normal" officeooo:rsid="000c85c4" officeooo:paragraph-rsid="000c85c4" style:font-size-asian="19.25pt" style:font-weight-asian="normal" style:font-name-complex="B Zar" style:font-size-complex="22pt" style:font-weight-complex="normal"/>
    </style:style>
    <style:style style:name="T1" style:family="text">
      <style:text-properties officeooo:rsid="000d8175"/>
    </style:style>
    <style:style style:name="T2" style:family="text">
      <style:text-properties officeooo:rsid="000e1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گزارش تخلف ساختمانی</text:p>
      <text:p text:style-name="P3"/>
      <text:p text:style-name="P3">شهردار محترم منطقه ...... اراک</text:p>
      <text:p text:style-name="P3">سلام علیکم</text:p>
      <text:p text:style-name="P7">احتراما اینجانب سعید جوادزاده مهندس ناظر ساختمان متعلق به ............... <text:span text:style-name="T2">دارای پروانه ساختمانی شماره </text:span><text:s/>......... <text:span text:style-name="T2">مورخ .......... و پلاک ثبتی .......... </text:span><text:s/>به آدرس .................................................... <text:s text:c="2"/><text:span text:style-name="T1">به استحضار می رساند ساختمان مورد اشاره در مرحله ............. بوده و دارای اضافه بنا در طبقه به صورت بالکن می باشد . همچنین موارد فنی و نکات ایمنی طی نامه پیوست در 2 صفحه و 23 بند به مالک و مجری پروژه ابلاغ گردید .</text:span></text:p>
      <text:p text:style-name="P5">خواهشمند است ضمن ملزم نمودن مالک و مجری به اجرای ساختمان طبق نقشه های مصوب و رعایت موارد مطروحه در نامه پیوست <text:span text:style-name="T2">دستورات لازم را در خصوص توقف عملیات ساختمانی بجز موارد ایمنی صادر فرمایید ./</text:span></text:p>
      <text:p text:style-name="P4"/>
      <text:p text:style-name="P4"/>
      <text:p text:style-name="P6"><text:tab/><text:tab/><text:tab/><text:tab/><text:tab/><text:tab/>با تشکر </text:p>
      <text:p text:style-name="P6"><text:tab/><text:tab/><text:tab/><text:tab/><text:tab/><text:tab/>ناظر ساختمان </text:p>
      <text:p text:style-name="P6"><text:tab/><text:tab/><text:tab/><text:tab/><text:tab/><text:tab/>سعید جوادزاد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22:56:55.446709880</meta:creation-date>
    <dc:date>2021-02-16T23:26:13.845995525</dc:date>
    <meta:editing-duration>PT7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2" meta:character-count="727" meta:non-whitespace-character-count="589"/>
  </office:meta>
</office:document-meta>
</file>